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 table:number-rows-repeated="1048125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00/00/00</text:date>, <text:time style:data-style-name="N2" text:time-value="11:04:43.04357087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5-15T11:07:37.483688727</dc:date>
    <meta:editing-duration>PT6H29M17S</meta:editing-duration>
    <meta:editing-cycles>78</meta:editing-cycles>
    <meta:generator>LibreOffice/7.1.3.2$Linux_X86_64 LibreOffice_project/47f78053abe362b9384784d31a6e56f8511eb1c1</meta:generator>
    <meta:document-statistic meta:table-count="1" meta:cell-count="1350" meta:object-count="0"/>
  </office:meta>
</office:document-meta>
</file>